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list-style-name="WWNum1">
      <style:paragraph-properties fo:margin-top="0cm" fo:margin-bottom="0cm" loext:contextual-spacing="false" fo:line-height="100%"/>
    </style:style>
    <style:style style:name="P3" style:family="paragraph" style:parent-style-name="Standard" style:list-style-name="WWNum1">
      <style:paragraph-properties fo:margin-top="0cm" fo:margin-bottom="0cm" loext:contextual-spacing="false" fo:line-height="150%"/>
    </style:style>
    <style:style style:name="P4" style:family="paragraph" style:parent-style-name="Standard" style:list-style-name="WWNum1">
      <style:paragraph-properties fo:margin-top="0cm" fo:margin-bottom="0cm" loext:contextual-spacing="false" fo:line-height="150%" fo:text-align="justify" style:justify-single-word="false"/>
    </style:style>
    <style:style style:name="P5" style:family="paragraph" style:parent-style-name="Standard" style:list-style-name="WWNum5">
      <style:paragraph-properties fo:margin-top="0cm" fo:margin-bottom="0cm" loext:contextual-spacing="false" fo:line-height="150%" fo:text-align="justify" style:justify-single-word="false"/>
    </style:style>
    <style:style style:name="P6" style:family="paragraph" style:parent-style-name="Standard" style:list-style-name="WWNum7">
      <style:paragraph-properties fo:margin-top="0cm" fo:margin-bottom="0cm" loext:contextual-spacing="false" fo:line-height="150%" fo:text-align="justify" style:justify-single-word="false"/>
    </style:style>
    <style:style style:name="P7" style:family="paragraph" style:parent-style-name="Standard" style:list-style-name="WWNum5">
      <style:paragraph-properties fo:margin-top="0cm" fo:margin-bottom="0cm" loext:contextual-spacing="false" fo:line-height="150%"/>
    </style:style>
    <style:style style:name="P8" style:family="paragraph" style:parent-style-name="Standard" style:list-style-name="WWNum7">
      <style:paragraph-properties fo:margin-top="0cm" fo:margin-bottom="0cm" loext:contextual-spacing="false" fo:line-height="150%"/>
    </style:style>
    <style:style style:name="P9" style:family="paragraph" style:parent-style-name="Standard" style:list-style-name="WWNum8">
      <style:paragraph-properties fo:margin-top="0cm" fo:margin-bottom="0cm" loext:contextual-spacing="false" fo:line-height="150%">
        <style:tab-stops>
          <style:tab-stop style:position="1.905cm"/>
        </style:tab-stops>
      </style:paragraph-properties>
    </style:style>
    <style:style style:name="P10" style:family="paragraph" style:parent-style-name="Standard">
      <style:paragraph-properties fo:margin-top="0cm" fo:margin-bottom="0cm" loext:contextual-spacing="false" fo:line-height="100%"/>
      <style:text-properties fo:font-size="12pt" style:font-size-asian="12pt"/>
    </style:style>
    <style:style style:name="P11" style:family="paragraph" style:parent-style-name="Standard">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0.74pt solid #00000a"/>
    </style:style>
    <style:style style:name="P12"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3" style:family="paragraph" style:parent-style-name="Standard">
      <style:paragraph-properties fo:margin-left="1.27cm" fo:margin-right="0cm" fo:margin-top="0cm" fo:margin-bottom="0cm" loext:contextual-spacing="false" fo:line-height="100%" fo:text-indent="0cm" style:auto-text-indent="false"/>
      <style:text-properties fo:font-size="12pt" style:font-size-asian="12pt"/>
    </style:style>
    <style:style style:name="P14" style:family="paragraph" style:parent-style-name="Standard">
      <style:paragraph-properties fo:margin-left="1.27cm" fo:margin-right="0cm" fo:margin-top="0cm" fo:margin-bottom="0cm" loext:contextual-spacing="false" fo:line-height="150%" fo:text-indent="0cm" style:auto-text-indent="false"/>
      <style:text-properties fo:font-size="12pt" style:font-size-asian="12pt"/>
    </style:style>
    <style:style style:name="P15"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fo:font-size="12pt" style:font-size-asian="12pt"/>
    </style:style>
    <style:style style:name="P16" style:family="paragraph" style:parent-style-name="Standard">
      <style:paragraph-properties fo:margin-left="1.27cm" fo:margin-right="0cm" fo:margin-top="0cm" fo:margin-bottom="0cm" loext:contextual-spacing="false" fo:line-height="100%" fo:text-indent="0cm" style:auto-text-indent="false"/>
      <style:text-properties fo:font-size="12pt" officeooo:rsid="001be7b2" officeooo:paragraph-rsid="001be7b2" style:font-size-asian="12pt"/>
    </style:style>
    <style:style style:name="P17" style:family="paragraph" style:parent-style-name="Standard">
      <style:paragraph-properties fo:margin-left="1.27cm" fo:margin-right="0cm" fo:margin-top="0cm" fo:margin-bottom="0cm" loext:contextual-spacing="false" fo:line-height="150%" fo:text-indent="0cm" style:auto-text-indent="false"/>
    </style:style>
    <style:style style:name="P18" style:family="paragraph" style:parent-style-name="Standard" style:list-style-name="WWNum1">
      <style:paragraph-properties fo:margin-left="1.27cm" fo:margin-right="0cm" fo:margin-top="0cm" fo:margin-bottom="0cm" loext:contextual-spacing="false" fo:line-height="150%" fo:text-indent="0cm" style:auto-text-indent="false">
        <style:tab-stops>
          <style:tab-stop style:position="1.905cm"/>
        </style:tab-stops>
      </style:paragraph-properties>
    </style:style>
    <style:style style:name="P19" style:family="paragraph" style:parent-style-name="Standard">
      <style:paragraph-properties fo:margin-left="1.27cm" fo:margin-right="0cm" fo:margin-top="0cm" fo:margin-bottom="0cm" loext:contextual-spacing="false" fo:line-height="100%" fo:text-indent="0cm" style:auto-text-indent="false"/>
    </style:style>
    <style:style style:name="P20" style:family="paragraph" style:parent-style-name="Standard" style:list-style-name="WWNum1">
      <style:paragraph-properties fo:margin-left="1.27cm" fo:margin-right="0cm" fo:margin-top="0cm" fo:margin-bottom="0cm" loext:contextual-spacing="false" fo:line-height="150%" fo:text-align="justify" style:justify-single-word="false" fo:text-indent="-0.635cm" style:auto-text-indent="false"/>
    </style:style>
    <style:style style:name="P21" style:family="paragraph" style:parent-style-name="Standard" style:list-style-name="WWNum1">
      <style:paragraph-properties fo:margin-left="1.27cm" fo:margin-right="0cm" fo:margin-top="0cm" fo:margin-bottom="0cm" loext:contextual-spacing="false" fo:line-height="150%" fo:text-indent="-0.635cm" style:auto-text-indent="false"/>
    </style:style>
    <style:style style:name="P22" style:family="paragraph" style:parent-style-name="Standard" style:list-style-name="WWNum1">
      <style:paragraph-properties fo:margin-left="1.588cm" fo:margin-right="0cm" fo:margin-top="0cm" fo:margin-bottom="0cm" loext:contextual-spacing="false" fo:line-height="150%" fo:text-align="justify" style:justify-single-word="false" fo:text-indent="-0.318cm" style:auto-text-indent="false"/>
    </style:style>
    <style:style style:name="P23" style:family="paragraph" style:parent-style-name="Standard" style:list-style-name="WWNum1">
      <style:paragraph-properties fo:margin-left="3.175cm" fo:margin-right="0cm" fo:margin-top="0cm" fo:margin-bottom="0cm" loext:contextual-spacing="false" fo:line-height="150%" fo:text-indent="-0.318cm" style:auto-text-indent="false"/>
    </style:style>
    <style:style style:name="P24" style:family="paragraph" style:parent-style-name="Standard" style:list-style-name="WWNum1">
      <style:paragraph-properties fo:margin-left="3.175cm" fo:margin-right="0cm" fo:margin-top="0cm" fo:margin-bottom="0cm" loext:contextual-spacing="false" fo:line-height="150%" fo:text-align="justify" style:justify-single-word="false" fo:text-indent="-0.318cm" style:auto-text-indent="false"/>
    </style:style>
    <style:style style:name="P25" style:family="paragraph" style:parent-style-name="Standard" style:list-style-name="WWNum5">
      <style:paragraph-properties fo:margin-left="3.81cm" fo:margin-right="0.321cm" fo:margin-top="0cm" fo:margin-bottom="0cm" loext:contextual-spacing="false" fo:line-height="150%" fo:text-align="justify" style:justify-single-word="false" fo:text-indent="-0.318cm" style:auto-text-indent="false"/>
    </style:style>
    <style:style style:name="P26" style:family="paragraph" style:parent-style-name="Standard" style:list-style-name="WWNum1">
      <style:paragraph-properties fo:margin-left="1.905cm" fo:margin-right="0cm" fo:margin-top="0cm" fo:margin-bottom="0cm" loext:contextual-spacing="false" fo:line-height="150%" fo:text-indent="-0.635cm" style:auto-text-indent="false"/>
    </style:style>
    <style:style style:name="P27" style:family="paragraph" style:parent-style-name="List_20_Paragraph">
      <style:paragraph-properties fo:margin-top="0cm" fo:margin-bottom="0cm" loext:contextual-spacing="false" fo:line-height="100%"/>
    </style:style>
    <style:style style:name="P28" style:family="paragraph" style:parent-style-name="Frame_20_contents">
      <style:paragraph-properties fo:text-align="center" style:justify-single-word="false"/>
    </style:style>
    <style:style style:name="T1" style:family="text">
      <style:text-properties fo:font-size="14pt" fo:font-weight="bold" style:font-size-asian="14pt" style:font-weight-asian="bold"/>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weight-complex="bold"/>
    </style:style>
    <style:style style:name="T4" style:family="text">
      <style:text-properties fo:font-size="12pt" style:font-size-asian="12pt"/>
    </style:style>
    <style:style style:name="T5" style:family="text">
      <style:text-properties fo:font-size="12pt" style:font-size-asian="12pt" style:font-name-complex="Calibri1"/>
    </style:style>
    <style:style style:name="T6" style:family="text">
      <style:text-properties fo:font-size="12pt" officeooo:rsid="001d00af" style:font-size-asian="12pt"/>
    </style:style>
    <style:style style:name="T7" style:family="text">
      <style:text-properties fo:font-size="12pt" style:text-underline-style="solid" style:text-underline-width="auto" style:text-underline-color="font-color" fo:font-weight="bold" style:font-size-asian="12pt" style:font-weight-asian="bold"/>
    </style:style>
    <style:style style:name="T8" style:family="text">
      <style:text-properties fo:font-size="12pt" style:text-underline-style="solid" style:text-underline-width="auto" style:text-underline-color="font-color" style:font-size-asian="12pt"/>
    </style:style>
    <style:style style:name="T9" style:family="text">
      <style:text-properties fo:font-size="20pt" fo:font-weight="bold" style:font-size-asian="20pt" style:font-weight-asian="bold" style:font-size-complex="20pt"/>
    </style:style>
    <style:style style:name="T10" style:family="text">
      <style:text-properties style:text-position="super 58%" fo:font-size="12pt" style:font-size-asian="12pt"/>
    </style:style>
    <style:style style:name="T11" style:family="text">
      <style:text-properties style:font-name="Calibri" fo:font-size="12pt" fo:font-weight="bold" style:font-size-asian="12pt" style:font-weight-asian="bold" style:font-name-complex="Calibri1"/>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BIRLA INSTITUTE OF TECHNOLOGY AND SCIENCE, PILANI</text:span></text:p>
      <text:p text:style-name="P1"><text:span text:style-name="T1">DEPARTMENT OF COMPUTER SCIENCE AND INFORMATION SYSTEMS</text:span></text:p>
      <text:p text:style-name="P1"><text:span text:style-name="T2">Compiler Construction (CS F363) </text:span></text:p>
      <text:p text:style-name="P1"><text:span text:style-name="T2">II Semester 2019-20</text:span></text:p>
      <text:p text:style-name="P1"><text:span text:style-name="T2">Compiler Project (Stage-1 Submission)</text:span></text:p>
      <text:p text:style-name="P11"><draw:frame draw:style-name="fr1" draw:name="Frame1" text:anchor-type="char" svg:x="17.722cm" svg:y="-2.268cm" svg:width="2.91cm" svg:height="2.249cm" draw:z-index="0"><draw:text-box><text:p text:style-name="P28"><text:span text:style-name="T1">Group No.</text:span></text:p><text:p text:style-name="P28"><text:span text:style-name="T9">8</text:span></text:p></draw:text-box></draw:frame><text:span text:style-name="T2">Coding Details </text:span></text:p>
      <text:p text:style-name="P11"><text:span text:style-name="T2">(February 24, 2020)</text:span></text:p>
      <text:p text:style-name="P13"/>
      <text:list xml:id="list5168506501242685737" text:style-name="WWNum1">
        <text:list-item>
          <text:p text:style-name="P3"><text:span text:style-name="T4">IDs <text:s/>and Names of team members </text:span></text:p>
        </text:list-item>
      </text:list>
      <text:p text:style-name="P17"><text:span text:style-name="T4">ID: <text:s text:c="17"/></text:span><text:span text:style-name="T7">2017A7PS0093P</text:span><text:span text:style-name="T4"><text:tab/><text:tab/> <text:s text:c="4"/>Name: <text:tab/><text:tab/><text:tab/></text:span><text:span text:style-name="T7">AYUSH JAIN</text:span><text:span text:style-name="T4"> <text:tab/><text:tab/> <text:s text:c="8"/><text:tab/><text:tab/> <text:s text:c="10"/>ID: <text:s text:c="17"/></text:span><text:span text:style-name="T7">2017A7PS0025P</text:span><text:span text:style-name="T4"><text:tab/><text:tab/> <text:s text:c="4"/>Name:<text:tab/><text:tab/><text:tab/></text:span><text:span text:style-name="T7">BHARAT BHARGAVA</text:span></text:p>
      <text:p text:style-name="P17"><text:span text:style-name="T4">ID: <text:s text:c="17"/></text:span><text:span text:style-name="T7">2017A7PS0117P</text:span><text:span text:style-name="T4"> <text:s text:c="18"/>Name: <text:s text:c="36"/></text:span><text:span text:style-name="T7">SATVIK GOLECHHA</text:span><text:span text:style-name="T4"> </text:span></text:p>
      <text:p text:style-name="P13"/>
      <text:list xml:id="list192515937028572" text:continue-numbering="true" text:style-name="WWNum1">
        <text:list-item>
          <text:p text:style-name="P2"><text:span text:style-name="T4">Mention the names of the Submitted files :</text:span></text:p>
        </text:list-item>
      </text:list>
      <text:p text:style-name="P16"/>
      <text:p text:style-name="P16">bool.c</text:p>
      <text:p text:style-name="P16">bool.h</text:p>
      <text:p text:style-name="P16"/>
      <text:p text:style-name="P16">coding_details_stage1.docx</text:p>
      <text:p text:style-name="P16">driver.c</text:p>
      <text:p text:style-name="P16">enum.h</text:p>
      <text:p text:style-name="P16">grammar.txt</text:p>
      <text:p text:style-name="P16">hash.c</text:p>
      <text:p text:style-name="P16">hash.h</text:p>
      <text:p text:style-name="P16"/>
      <text:p text:style-name="P16">keywords.txt</text:p>
      <text:p text:style-name="P16">lexer.c</text:p>
      <text:p text:style-name="P16">lexer.h</text:p>
      <text:p text:style-name="P16"/>
      <text:p text:style-name="P16">Makefile</text:p>
      <text:p text:style-name="P16">output</text:p>
      <text:p text:style-name="P16">parse_output.txt</text:p>
      <text:p text:style-name="P16">parser.c</text:p>
      <text:p text:style-name="P16">parser.h</text:p>
      <text:p text:style-name="P16"/>
      <text:p text:style-name="P16">parse_tree.txt</text:p>
      <text:p text:style-name="P16">remove_comments.c</text:p>
      <text:p text:style-name="P16">t1.txt</text:p>
      <text:p text:style-name="P16">t2.txt</text:p>
      <text:p text:style-name="P16">t3.txt</text:p>
      <text:p text:style-name="P16">t4.txt</text:p>
      <text:p text:style-name="P16">t5.txt</text:p>
      <text:p text:style-name="P16">t6.txt</text:p>
      <text:p text:style-name="P10"/>
      <text:list xml:id="list192515301581420" text:continue-numbering="true" text:style-name="WWNum1">
        <text:list-item>
          <text:p text:style-name="P2"><text:span text:style-name="T4">Total number of submitted files: ___________ (All files should be in </text:span><text:span text:style-name="T3">ONE folder</text:span><text:span text:style-name="T4"> named exactly as Group_#, # is your group number)</text:span></text:p>
        </text:list-item>
        <text:list-item>
          <text:p text:style-name="P2"><text:span text:style-name="T4">Have you mentioned your names and IDs at the top of each file (and commented well)? (Yes/ no): </text:span><text:span text:style-name="T7">YES</text:span><text:span text:style-name="T4"> [Note: Files without names will not be evaluated]</text:span></text:p>
        </text:list-item>
        <text:list-item>
          <text:p text:style-name="P2"><text:span text:style-name="T4">Have you compressed the folder as specified in the submission guidelines? (yes/no): </text:span><text:span text:style-name="T7">YES</text:span></text:p>
        </text:list-item>
      </text:list>
      <text:p text:style-name="P13"><text:soft-page-break/></text:p>
      <text:list xml:id="list192515007385732" text:continue-numbering="true" text:style-name="WWNum1">
        <text:list-item>
          <text:p text:style-name="P2"><text:span text:style-name="T3">Lexer Details:</text:span></text:p>
          <text:list>
            <text:list-item>
              <text:p text:style-name="P4"><text:span text:style-name="T4">Technique used for pattern matching: Implementing the </text:span><text:span text:style-name="T7">DFA</text:span><text:span text:style-name="T4"> for the regular expressions of the tokens as specified in the language specification, first on paper and then obtaining the results through code.</text:span></text:p>
            </text:list-item>
            <text:list-item>
              <text:p text:style-name="P4"><text:span text:style-name="T4">DFA implementation (State transition using switch case, graph, transition table, any other (specify): State transition using </text:span><text:span text:style-name="T7">switch case</text:span><text:span text:style-name="T4">. Small sub-cases and cases related to a range of values handled using if-else.</text:span></text:p>
            </text:list-item>
            <text:list-item>
              <text:p text:style-name="P4"><text:span text:style-name="T4">Keyword Handling Technique: <text:s/></text:span><text:span text:style-name="T7">HASHING</text:span></text:p>
            </text:list-item>
            <text:list-item>
              <text:p text:style-name="P4"><text:span text:style-name="T4">Hash function description, if used for keyword handling: We’ve implemented a </text:span><text:span text:style-name="T8">hash function </text:span><text:span text:style-name="T7">of our own</text:span><text:span text:style-name="T4">, in which collisions are being resolved by chaining, to learn about the minutest of the implementation details which a compiler requires.</text:span></text:p>
            </text:list-item>
            <text:list-item>
              <text:p text:style-name="P4"><text:span text:style-name="T4">Have you used twin buffer? (yes/ no) : </text:span><text:span text:style-name="T7">YES</text:span></text:p>
            </text:list-item>
            <text:list-item>
              <text:p text:style-name="P4"><text:span text:style-name="T4">Lexical error handling and reporting (yes/No): </text:span><text:span text:style-name="T7">YES</text:span></text:p>
            </text:list-item>
            <text:list-item>
              <text:p text:style-name="P4"><text:span text:style-name="T4">Describe the lexical errors handled by you: 1. Length of an identifier cannot </text:span><text:span text:style-name="T7">exceed 20</text:span><text:span text:style-name="T4">; it will be reported as an error. 2. Entities such as 20.eab, 10., 5.78Ea3 etc. will not be tokenized fully and a lexical error will be reported. 3. All symbols, the transitions for which enter in a </text:span><text:span text:style-name="T2">trap state</text:span><text:span text:style-name="T4"> in the DFA, will be treated as invalid, and lexical error will be thrown (e.g., ‘.’). 4. Symbols such as apostrophe (ASCII code 39), tab (ASCII code 09), space (ASCII code 32) etc. are ignored and act like delimiters. Further changes might be made like reporting a few of them as lexical errors, depending upon additional requirements.</text:span></text:p>
            </text:list-item>
            <text:list-item>
              <text:p text:style-name="P4"><text:span text:style-name="T4">Data Structure Description for tokenInfo (in maximum two lines): It is a 3-tuple returned by the lexer to the parser, consisting of the lexeme, the corresponding token and the line number from where that lexeme is fetched from the source code. <text:s/></text:span></text:p>
            </text:list-item>
            <text:list-item>
              <text:p text:style-name="P4"><text:span text:style-name="T4">Interface with parser: </text:span><text:span text:style-name="T7">Parse table</text:span><text:span text:style-name="T4">. The lexer will return the 3-tuple one-by-one as described above. Through appropriate match from the parse table, the parser will decide the sequence of rules required to write the program and hence parse the stream of tokens.</text:span></text:p>
            </text:list-item>
          </text:list>
        </text:list-item>
      </text:list>
      <text:p text:style-name="P15"/>
      <text:list xml:id="list192516146844195" text:continue-numbering="true" text:style-name="WWNum1">
        <text:list-item>
          <text:p text:style-name="P4"><text:span text:style-name="T3">Parser Details: </text:span></text:p>
          <text:list>
            <text:list-item>
              <text:p text:style-name="P20"><text:span text:style-name="T3">High Level Data Structure Description (in maximum three <text:s/>lines each, avoid giving C definitions used):</text:span></text:p>
              <text:list>
                <text:list-item>
                  <text:p text:style-name="P22"><text:span text:style-name="T4">Grammar: The structure includes an </text:span><text:span text:style-name="T7">array of pointers</text:span><text:span text:style-name="T4">, with each entry of the array pointing to a </text:span><text:span text:style-name="T7">rule, a linked list of terminals and non-terminals</text:span><text:span text:style-name="T4">. For example, if A -&gt; B c D e is a rule, with the uppercase letters represented as non-terminals and the lowercase letters represented as terminals, then some entry of the array will point to A, </text:span><text:soft-page-break/><text:span text:style-name="T4">i.e., the only non-terminal present on the LHS of the rule. A separate field keeps track of the number of rules in the grammar. </text:span></text:p>
                </text:list-item>
                <text:list-item>
                  <text:p text:style-name="P22"><text:span text:style-name="T4">Parse table: The parse table is a </text:span><text:span text:style-name="T7">2-D array</text:span><text:span text:style-name="T4">, with rows indexed by the enumeration of non-terminals and columns indexed by the enumeration of terminals. Each entry in the parse table, if valid, corresponds to the </text:span><text:span text:style-name="T7">rule which is to be picked up for parsing</text:span><text:span text:style-name="T4"> (for non-terminal A and terminal b, if, say, the value of </text:span><text:span text:style-name="T2">table[A,b]</text:span><text:span text:style-name="T4"> is </text:span><text:span text:style-name="T2">t</text:span><text:span text:style-name="T4">(</text:span><text:span text:style-name="T5">≥</text:span><text:span text:style-name="T4"> 0, i.e., valid rule), then we need to pick the rule number “t” (rule number “t” in grammar file) and continue parsing from there on. However, if t=-1, it is to be reported as a parsing error).</text:span></text:p>
                </text:list-item>
                <text:list-item>
                  <text:p text:style-name="P22"><text:span text:style-name="T4">Parse tree: (Describe the node structure also): The parse has been constructed taking into consideration the corresponding entries in the parse table for the terminal and the non-terminal under investigation. Each node includes the </text:span><text:span text:style-name="T7">data field, the field corresponding to the number of children and fields serving as the pointers to its children</text:span><text:span text:style-name="T4">. The data field includes the lexeme 3-tuple, the pointer to the respective parent’s node and the flag denoting whether it is a leaf node (terminal) or not as its chief constituents. This will be synchronized with appropriate pushes and pops on the stack for parsing.</text:span></text:p>
                </text:list-item>
                <text:list-item>
                  <text:p text:style-name="P22"><text:span text:style-name="T4">Parsing Stack node structure: The stack has been implemented as a </text:span><text:span text:style-name="T7">linked list</text:span><text:span text:style-name="T4"> of nodes, with each node holding the enumerated value of a terminal/non-terminal. It further includes pointers to other stack nodes.</text:span></text:p>
                </text:list-item>
                <text:list-item>
                  <text:p text:style-name="P22"><text:span text:style-name="T4">Any other (specify and describe): We computed the first and follow sets and stored them in </text:span><text:span text:style-name="T7">boolean arrays</text:span><text:span text:style-name="T4">, instead of applying bitwise operators on some 64-bit long integer, on account of scalability. This means, our number of terminals or non-terminals is </text:span><text:span text:style-name="T7">independent of the limitations of the underlying architecture</text:span><text:span text:style-name="T4">. </text:span></text:p>
                </text:list-item>
              </text:list>
            </text:list-item>
            <text:list-item>
              <text:p text:style-name="P21"><text:span text:style-name="T3">Parse tree </text:span></text:p>
              <text:list>
                <text:list-item>
                  <text:p text:style-name="P23"><text:span text:style-name="T4">Constructed (yes/no): </text:span><text:span text:style-name="T7">YES</text:span></text:p>
                </text:list-item>
                <text:list-item>
                  <text:p text:style-name="P23"><text:span text:style-name="T4">Printing as per the given format (yes/no): </text:span><text:span text:style-name="T7">YES</text:span></text:p>
                </text:list-item>
                <text:list-item>
                  <text:p text:style-name="P24"><text:span text:style-name="T4">Describe the order you have adopted for printing the parse tree nodes (in maximum two lines): We’ve used </text:span><text:span text:style-name="T7">n-ary in-order traversal</text:span><text:span text:style-name="T4"> for printing the parse tree nodes. We’ll first recursively traverse the leftmost child of the non-terminal node, followed by the non-terminal node itself and then we’ll recursively traverse the remaining children of the non-terminal node. E.g., </text:span><text:span text:style-name="T8">for the rule A -&gt; B C D, the order of traversal would be B -&gt; A -&gt; C -&gt; D</text:span><text:span text:style-name="T4">, with each non-terminal involving a recursive in-order traversal in itself. <text:s/></text:span></text:p>
                </text:list-item>
              </text:list>
            </text:list-item>
            <text:list-item>
              <text:p text:style-name="P21"><text:span text:style-name="T3">Grammar and Computation of First and Follow Sets </text:span></text:p>
            </text:list-item>
          </text:list>
        </text:list-item>
      </text:list>
      <text:list xml:id="list9066507204764613967" text:style-name="WWNum5">
        <text:list-item>
          <text:list>
            <text:list-item>
              <text:list>
                <text:list-item>
                  <text:p text:style-name="P25"><text:span text:style-name="T4">Data structure for original grammar rules: </text:span><text:span text:style-name="T7">ARRAY OF POINTERS TO LINKED LISTS.</text:span><text:span text:style-name="T4"> Each grammar rule is represented as a linked list as follows: <text:s/></text:span><text:soft-page-break/><text:span text:style-name="T8">the rule A -&gt; B c D will be represented as A -&gt; B-&gt; c -&gt; D -&gt; (null).</text:span><text:span text:style-name="T4"> Let’s say, this is the rule number “r” (counting starts from 0, so the first rule in the grammar file implies rule number 0), so the r</text:span><text:span text:style-name="T10">th</text:span><text:span text:style-name="T4"> index of the array will store the address of the non-terminal on the LHS of the production rule. <text:s/>In the example, the uppercase letters A, B and D are assumed to be non-terminals, while “c” is a terminal (token). It is compulsory to have a single non-terminal on the LHS of the production rule, while RHS can be a string of tokens and non-terminals. <text:s text:c="2"/></text:span></text:p>
                </text:list-item>
                <text:list-item>
                  <text:p text:style-name="P5"><text:span text:style-name="T4">FIRST and FOLLOW sets computation automated (yes /no): <text:s/></text:span><text:span text:style-name="T7">YES</text:span></text:p>
                </text:list-item>
                <text:list-item>
                  <text:p text:style-name="P7"><text:span text:style-name="T4">Data structure for representing sets: </text:span><text:span text:style-name="T7">BOOLEAN ARRAYS</text:span></text:p>
                </text:list-item>
                <text:list-item>
                  <text:p text:style-name="P5"><text:span text:style-name="T4">Time complexity of computing FIRST sets: </text:span><text:span text:style-name="T7">O(n)</text:span><text:span text:style-name="T8"> in number of tokens and non-terminals</text:span></text:p>
                </text:list-item>
                <text:list-item>
                  <text:p text:style-name="P5"><text:span text:style-name="T4">Name the functions (if automated) for computation of First and Follow sets: </text:span><text:span text:style-name="T11">populate_first(), populate_follow(), construct_first_follow_set()</text:span></text:p>
                </text:list-item>
                <text:list-item>
                  <text:p text:style-name="P5"><text:span text:style-name="T4">If computed First and Follow sets manually and represented in file/function (name that): </text:span><text:span text:style-name="T8">N/A</text:span></text:p>
                </text:list-item>
              </text:list>
            </text:list-item>
          </text:list>
        </text:list-item>
      </text:list>
      <text:list xml:id="list192516184553015" text:continue-list="list192516146844195" text:style-name="WWNum1">
        <text:list-item>
          <text:list>
            <text:list-item>
              <text:p text:style-name="P21"><text:span text:style-name="T3">Error Handling </text:span></text:p>
            </text:list-item>
          </text:list>
        </text:list-item>
      </text:list>
      <text:list xml:id="list3619201392812558210" text:style-name="WWNum7">
        <text:list-item>
          <text:list>
            <text:list-item>
              <text:list>
                <text:list-item>
                  <text:p text:style-name="P8"><text:span text:style-name="T4">Attempted (yes/ no): </text:span><text:span text:style-name="T7">YES</text:span></text:p>
                </text:list-item>
                <text:list-item>
                  <text:p text:style-name="P6"><text:span text:style-name="T4">Printing errors (All errors/ one at a time): Prints </text:span><text:span text:style-name="T8">all errors at a time</text:span><text:span text:style-name="T4">. Even distinguishes between lexical and syntax errors.</text:span></text:p>
                </text:list-item>
                <text:list-item>
                  <text:p text:style-name="P6"><text:span text:style-name="T4">Describe the types of errors handled: The errors handled are </text:span><text:span text:style-name="T7">lexical errors</text:span><text:span text:style-name="T4">, obtained during the lexical phase, and </text:span><text:span text:style-name="T7">syntax errors</text:span><text:span text:style-name="T4"> obtained during parsing. </text:span><text:span text:style-name="T8">Lexical errors arise from an incorrect lexeme</text:span><text:span text:style-name="T4">, i.e., a lexeme not meeting the requirements of the regular expressions of any of the tokens specified in the language specification. </text:span><text:span text:style-name="T8">Syntax errors arise from a failed attempt to parse the stream of tokens</text:span><text:span text:style-name="T4"> supplied by the lexer completely, which primarily includes errors due to missing token/errors due to extra token somewhere. Note that symbols like apostrophe (‘), space, tab etc. have been assumed as being ignored by our language.</text:span></text:p>
                </text:list-item>
                <text:list-item>
                  <text:p text:style-name="P6"><text:span text:style-name="T4">Synchronizing tokens for error recovery (describe): We have used </text:span><text:span text:style-name="T8">panic mode error recovery</text:span><text:span text:style-name="T4"> for dealing with syntax errors. More specifically, we’ve dealt them in 2 cases. In the first case, if the top of the stack is a terminal, we ignore the input stream of tokens until that particular terminal is returned by the lexer. In the second case, if the top of the stack is a non-terminal, we keep skipping the tokens until we receive a valid entry in the parse table. The main </text:span><text:soft-page-break/><text:span text:style-name="T4">idea behind this approach keeps in mind the </text:span><text:span text:style-name="T7">need for re-continuing the parsing process</text:span><text:span text:style-name="T4"> as soon as possible. <text:s/></text:span></text:p>
                </text:list-item>
                <text:list-item>
                  <text:p text:style-name="P6"><text:span text:style-name="T4">Total number of errors detected in the given testcase t6(with_syntax_errors).txt: </text:span><text:span text:style-name="T7">22</text:span><text:span text:style-name="T8"> errors reported</text:span><text:span text:style-name="T4"> (for a total of 9 syntax errors and 2 lexical errors). The lexical errors reported are exactly as demanded. The syntax errors reported are in sync with the heuristic of the panic recovery mode used and all of them are detected where they are present. We’ve formally verified the results by making the parse trees on paper. <text:s/></text:span></text:p>
                </text:list-item>
              </text:list>
            </text:list-item>
          </text:list>
        </text:list-item>
      </text:list>
      <text:list xml:id="list192514959671713" text:continue-list="list192516184553015" text:style-name="WWNum1">
        <text:list-item>
          <text:p text:style-name="P3"><text:span text:style-name="T3">Compilation Details:</text:span></text:p>
          <text:list>
            <text:list-item>
              <text:p text:style-name="P3"><text:span text:style-name="T4">Makefile works (yes/no): </text:span><text:span text:style-name="T7">YES</text:span></text:p>
            </text:list-item>
            <text:list-item>
              <text:p text:style-name="P3"><text:span text:style-name="T4">Code Compiles (yes/ no): </text:span><text:span text:style-name="T7">YES</text:span></text:p>
            </text:list-item>
            <text:list-item>
              <text:p text:style-name="P3"><text:span text:style-name="T4">Mention the .c files that do not compile: </text:span><text:span text:style-name="T7">N/A</text:span></text:p>
            </text:list-item>
            <text:list-item>
              <text:p text:style-name="P3"><text:span text:style-name="T4">Any specific function that does not compile: </text:span><text:span text:style-name="T7">N/A</text:span></text:p>
            </text:list-item>
            <text:list-item>
              <text:p text:style-name="P3"><text:span text:style-name="T4">Ensured the compatibility of your code with the specified <text:s/>gcc version(yes/no) </text:span><text:span text:style-name="T7">YES</text:span></text:p>
            </text:list-item>
          </text:list>
        </text:list-item>
        <text:list-item>
          <text:p text:style-name="P3"><text:span text:style-name="T3">Driver Details</text:span><text:span text:style-name="T4">: Does it take care of the options specified earlier(yes/no): </text:span><text:span text:style-name="T7">YES</text:span></text:p>
        </text:list-item>
        <text:list-item>
          <text:p text:style-name="P3"><text:span text:style-name="T3">Execution </text:span></text:p>
          <text:list>
            <text:list-item>
              <text:p text:style-name="P26"><text:span text:style-name="T4">status (describe in maximum 2 lines): We are able to obtain the desired output for parse tree through </text:span><text:span text:style-name="T8">n-ary in-order traversal</text:span><text:span text:style-name="T4"> for syntactically correct code. Further, we are able to report syntax and/or lexical errors appropriately for the </text:span><text:span text:style-name="T2">entire</text:span><text:span text:style-name="T4"> code.</text:span></text:p>
            </text:list-item>
            <text:list-item>
              <text:p text:style-name="P18"><text:span text:style-name="T4">Execution time taken for </text:span></text:p>
            </text:list-item>
          </text:list>
        </text:list-item>
      </text:list>
      <text:list xml:id="list929493067575072344" text:style-name="WWNum8">
        <text:list-item>
          <text:list>
            <text:list-item>
              <text:list>
                <text:list-item>
                  <text:p text:style-name="P9"><text:span text:style-name="T4"><text:s text:c="2"/>t1.txt (in ticks) _____________________ and (in seconds) _</text:span></text:p>
                </text:list-item>
                <text:list-item>
                  <text:p text:style-name="P9"><text:span text:style-name="T4"><text:s text:c="2"/>t2.txt (in ticks) _____________________ and (in seconds) __</text:span><text:span text:style-name="T6">0.0049</text:span><text:span text:style-name="T4">__________________</text:span></text:p>
                </text:list-item>
                <text:list-item>
                  <text:p text:style-name="P9"><text:span text:style-name="T4"><text:s text:c="2"/>t3.txt (in ticks) _____________________ and (in seconds) __</text:span><text:span text:style-name="T6">0.0059</text:span><text:span text:style-name="T4">__________________</text:span></text:p>
                </text:list-item>
                <text:list-item>
                  <text:p text:style-name="P9"><text:span text:style-name="T4"><text:s text:c="2"/>t4.txt (in ticks) _____________________ and (in seconds) __</text:span><text:span text:style-name="T6">0.0065</text:span><text:span text:style-name="T4">__________________</text:span></text:p>
                </text:list-item>
                <text:list-item>
                  <text:p text:style-name="P9"><text:span text:style-name="T4"><text:s text:c="2"/>t5.txt (in ticks) _____________________ and (in seconds) __</text:span><text:span text:style-name="T6">0.0069</text:span><text:span text:style-name="T4">__________________</text:span></text:p>
                </text:list-item>
                <text:list-item>
                  <text:p text:style-name="P9"><text:span text:style-name="T4"><text:s text:c="2"/>t6.txt (in ticks) _____________________ and (in seconds) __</text:span><text:span text:style-name="T6">0.0073</text:span><text:span text:style-name="T4">__________________</text:span></text:p>
                </text:list-item>
              </text:list>
            </text:list-item>
          </text:list>
        </text:list-item>
      </text:list>
      <text:list xml:id="list192514924832821" text:continue-list="list192514959671713" text:style-name="WWNum1">
        <text:list-item>
          <text:list>
            <text:list-item>
              <text:p text:style-name="P18"><text:span text:style-name="T4">Gives segmentation fault with any of the test cases (1-6) uploaded on the course page. If yes, specify the testcase file name: </text:span><text:span text:style-name="T8">N/A</text:span></text:p>
            </text:list-item>
          </text:list>
        </text:list-item>
        <text:list-item>
          <text:p text:style-name="P4"><text:span text:style-name="T4">Specify the language features your lexer or parser is not able to handle (in maximum one line): </text:span><text:span text:style-name="T8">Reporting symbols such as apostrophe (‘), at (@) etc. as lexical errors</text:span><text:span text:style-name="T4"> </text:span><text:soft-page-break/><text:span text:style-name="T4">(this, though, is an implementation issue, and the code can always be modified to report them as errors, if required). </text:span></text:p>
        </text:list-item>
        <text:list-item>
          <text:p text:style-name="P3"><text:span text:style-name="T4">Are you availing the lifeline (Yes/No): <text:s/></text:span><text:span text:style-name="T7">NO</text:span></text:p>
        </text:list-item>
      </text:list>
      <text:p text:style-name="P14"/>
      <text:list xml:id="list192516448875856" text:continue-numbering="true" text:style-name="WWNum1">
        <text:list-item>
          <text:p text:style-name="P4"><text:span text:style-name="T4">Declaration: We, </text:span><text:span text:style-name="T7">AYUSH JAIN, BHARAT BHARGAVA and SATVIK GOLECHHA</text:span><text:span text:style-name="T4">, declare that we have put our genuine efforts in creating the compiler project code and have submitted the code developed only by our group. We have not copied any piece of code from any source. If our code is found plagiarized in any form or degree, we understand that a disciplinary action as per the institute rules will be taken against us and we will accept the penalty as decided by the department of Computer Science and Information Systems, BITS, Pilani. [Write your ID and names below]</text:span></text:p>
        </text:list-item>
      </text:list>
      <text:p text:style-name="P27"><text:span text:style-name="T4">ID<text:tab/><text:tab/></text:span><text:span text:style-name="T7">2017A7PS0093P</text:span><text:span text:style-name="T2"><text:tab/><text:tab/><text:tab/><text:tab/></text:span><text:span text:style-name="T4">Name: <text:tab/><text:tab/></text:span><text:span text:style-name="T7">AYUSH JAIN</text:span><text:span text:style-name="T4"> <text:tab/><text:tab/> <text:s text:c="8"/></text:span></text:p>
      <text:p text:style-name="P27"><text:span text:style-name="T4">ID<text:tab/><text:tab/></text:span><text:span text:style-name="T7">2017A7PS0025P</text:span><text:span text:style-name="T4"><text:tab/> <text:s text:c="35"/><text:tab/>Name:<text:tab/><text:tab/></text:span><text:span text:style-name="T7">BHARAT BHARGAVA</text:span><text:span text:style-name="T4"><text:tab/><text:tab/> <text:s text:c="8"/></text:span></text:p>
      <text:p text:style-name="P27"><text:span text:style-name="T4">ID<text:tab/><text:tab/></text:span><text:span text:style-name="T7">2017A7PS0117P</text:span><text:span text:style-name="T4"><text:tab/> <text:s text:c="35"/><text:tab/>Name:<text:tab/><text:tab/></text:span><text:span text:style-name="T7">SATVIK GOLECHHA</text:span><text:span text:style-name="T4"> <text:tab/> <text:s text:c="8"/></text:span></text:p>
      <text:p text:style-name="P19"><text:span text:style-name="T4"><text:tab/> <text:s text:c="9"/></text:span></text:p>
      <text:p text:style-name="P17"><text:span text:style-name="T4">Date: <text:s/>24</text:span><text:span text:style-name="T10">th</text:span><text:span text:style-name="T4"> Feb, 2020<text:tab/><text:tab/><text:tab/><text:tab/><text:tab/></text:span></text:p>
      <text:p text:style-name="P17"><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Times New Roma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0pt" style:language-asian="en" style:country-asian="US" style:font-name-complex="Times New Roman"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2pt"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text:start-value="3">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text:start-value="3">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508cm" fo:margin-bottom="0.508cm" fo:margin-left="0.508cm" fo:margin-right="0.50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ge 1: Coding details proforma</dc:title>
    <dc:subject>Compiler Construction</dc:subject>
    <meta:initial-creator>vandana</meta:initial-creator>
    <meta:editing-cycles>47</meta:editing-cycles>
    <meta:creation-date>2020-02-23T00:19:00</meta:creation-date>
    <dc:date>2020-02-24T19:25:14.418617577</dc:date>
    <meta:editing-duration>P1DT2H1M46S</meta:editing-duration>
    <meta:generator>LibreOffice/5.1.6.2$Linux_X86_64 LibreOffice_project/10m0$Build-2</meta:generator>
    <meta:document-statistic meta:table-count="0" meta:image-count="0" meta:object-count="0" meta:page-count="6" meta:paragraph-count="100" meta:word-count="1840" meta:character-count="11632" meta:non-whitespace-character-count="9625"/>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